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labaster</text:p>
      <text:p text:style-name="Standard">Alunite</text:p>
      <text:p text:style-name="Standard">Andesite</text:p>
      <text:p text:style-name="Standard">Anhydrite</text:p>
      <text:p text:style-name="Standard">Basalt</text:p>
      <text:p text:style-name="Standard">Bauxite</text:p>
      <text:p text:style-name="Standard">Bituminous coal</text:p>
      <text:p text:style-name="Standard">Borax</text:p>
      <text:p text:style-name="Standard">Brimstone</text:p>
      <text:p text:style-name="Standard">Calcite</text:p>
      <text:p text:style-name="Standard">Chalk</text:p>
      <text:p text:style-name="Standard">Chert</text:p>
      <text:p text:style-name="Standard">Chromite</text:p>
      <text:p text:style-name="Standard">Cinnabar</text:p>
      <text:p text:style-name="Standard">Claystone</text:p>
      <text:p text:style-name="Standard">Cobaltite</text:p>
      <text:p text:style-name="Standard">Conglomerate</text:p>
      <text:p text:style-name="Standard">Cryolite</text:p>
      <text:p text:style-name="Standard">Dacite</text:p>
      <text:p text:style-name="Standard">Diorite</text:p>
      <text:p text:style-name="Standard">Dolomite</text:p>
      <text:p text:style-name="Standard">Gabbro</text:p>
      <text:p text:style-name="Standard">Gneiss</text:p>
      <text:p text:style-name="Standard">Granite</text:p>
      <text:p text:style-name="Standard">Graphite</text:p>
      <text:p text:style-name="Standard">Gypsum</text:p>
      <text:p text:style-name="Standard">Hornblende</text:p>
      <text:p text:style-name="Standard">Jet</text:p>
      <text:p text:style-name="Standard">Kaolinite</text:p>
      <text:p text:style-name="Standard">Kimberlite</text:p>
      <text:p text:style-name="Standard">Lignite</text:p>
      <text:p text:style-name="Standard">Limestone</text:p>
      <text:p text:style-name="Standard">Llmenite</text:p>
      <text:p text:style-name="Standard">Marble</text:p>
      <text:p text:style-name="Standard">Marcasite</text:p>
      <text:p text:style-name="Standard">Mica</text:p>
      <text:p text:style-name="Standard">Microcline</text:p>
      <text:p text:style-name="Standard">Mudstone</text:p>
      <text:p text:style-name="Standard">Obsidian</text:p>
      <text:p text:style-name="Standard">Olivine</text:p>
      <text:p text:style-name="Standard">Orpiment</text:p>
      <text:p text:style-name="Standard">Orthoclase</text:p>
      <text:p text:style-name="Standard">Periclase</text:p>
      <text:p text:style-name="Standard">Petrified wood</text:p>
      <text:p text:style-name="Standard">Phyllite</text:p>
      <text:p text:style-name="Standard">Pitchblende</text:p>
      <text:p text:style-name="Standard">Puddingstone</text:p>
      <text:p text:style-name="Standard">Pyrolusite</text:p>
      <text:p text:style-name="Standard">Quartzite</text:p>
      <text:p text:style-name="Standard">Realgar</text:p>
      <text:p text:style-name="Standard">Rhyolite</text:p>
      <text:p text:style-name="Standard">Rock salt</text:p>
      <text:p text:style-name="Standard"><text:soft-page-break/>Rutile</text:p>
      <text:p text:style-name="Standard">Saltpeter</text:p>
      <text:p text:style-name="Standard">Sandstone</text:p>
      <text:p text:style-name="Standard">Satinspar</text:p>
      <text:p text:style-name="Standard">Schist</text:p>
      <text:p text:style-name="Standard">Selenite</text:p>
      <text:p text:style-name="Standard">Serpentine</text:p>
      <text:p text:style-name="Standard">Shale</text:p>
      <text:p text:style-name="Standard">Siltstone</text:p>
      <text:p text:style-name="Standard">Slate</text:p>
      <text:p text:style-name="Standard">Stibnite</text:p>
      <text:p text:style-name="Standard">Sylvite</text:p>
      <text:p text:style-name="Standard">Tal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M18S</meta:editing-duration>
    <meta:editing-cycles>3</meta:editing-cycles>
    <meta:generator>OpenOffice/4.1.3$Win32 OpenOffice.org_project/413m1$Build-9783</meta:generator>
    <dc:date>2018-05-29T16:07:16.95</dc:date>
    <meta:document-statistic meta:table-count="0" meta:image-count="0" meta:object-count="0" meta:page-count="2" meta:paragraph-count="65" meta:word-count="68" meta:character-count="518"/>
    <meta:user-defined meta:name="Info 1"/>
    <meta:user-defined meta:name="Info 2"/>
    <meta:user-defined meta:name="Info 3"/>
    <meta:user-defined meta:name="Info 4"/>
  </office:meta>
</office:document-meta>
</file>